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fo:min-height="1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false" fo:min-height="1cm"/>
    </style:style>
    <style:style style:name="gr4" style:family="graphic" style:parent-style-name="standard">
      <style:graphic-properties svg:stroke-color="#c0c0c0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paragraph-properties fo:text-align="center"/>
      <style:text-properties fo:color="#c0c0c0" fo:font-size="11pt" style:font-size-asian="11pt" style:font-size-complex="11pt"/>
    </style:style>
    <style:style style:name="P5" style:family="paragraph">
      <style:text-properties fo:color="#c0c0c0" fo:font-size="9pt" style:font-size-asian="9pt" style:font-size-complex="9pt"/>
    </style:style>
    <style:style style:name="P6" style:family="paragraph">
      <style:text-properties fo:color="#ff0000" fo:font-size="8pt" style:font-size-asian="8pt" style:font-size-complex="8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c0c0c0" fo:font-size="11pt" style:font-size-asian="11pt" style:font-size-complex="11pt"/>
    </style:style>
    <style:style style:name="T4" style:family="text">
      <style:text-properties fo:color="#c0c0c0" fo:font-size="9pt" style:font-size-asian="9pt" style:font-size-complex="9pt"/>
    </style:style>
    <style:style style:name="T5" style:family="text">
      <style:text-properties fo:color="#ff0000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0cm" svg:height="2cm" svg:x="1cm" svg:y="1cm">
          <draw:text-box>
            <text:p>SD DMA Single Block Read</text:p>
            <text:p>SD_DMA_BackgroundState FSM Flowchart</text:p>
          </draw:text-box>
        </draw:frame>
        <draw:custom-shape draw:style-name="gr2" draw:text-style-name="P2" xml:id="id5" draw:id="id5" draw:layer="layout" svg:width="2cm" svg:height="2cm" svg:x="5cm" svg:y="3cm">
          <text:p text:style-name="P1"><text:span text:style-name="T1">SD_DMA_</text:span></text:p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.2cm" svg:height="2cm" svg:x="6.8cm" svg:y="3cm">
          <draw:text-box>
            <text:p><text:span text:style-name="T2">Idle</text:span></text:p>
            <text:p><text:span text:style-name="T2">No command in progress – ready to begin a new command at user request</text:span></text:p>
          </draw:text-box>
        </draw:frame>
        <draw:frame draw:style-name="gr3" draw:text-style-name="P3" draw:layer="layout" svg:width="6cm" svg:height="2cm" svg:x="6cm" svg:y="5cm">
          <draw:text-box>
            <text:p><text:span text:style-name="T2">SD_DMA_SBR_ReadBlock()</text:span></text:p>
            <text:p><text:span text:style-name="T2">Issues the Single Block Read command to the card and waits for the Data Token response</text:span></text:p>
          </draw:text-box>
        </draw:frame>
        <draw:custom-shape draw:style-name="gr4" draw:text-style-name="P4" xml:id="id4" draw:id="id4" draw:layer="layout" svg:width="2cm" svg:height="2cm" svg:x="5cm" svg:y="7cm">
          <text:p text:style-name="P1"><text:span text:style-name="T3">SD_DMA_</text:span></text:p>
          <text:p text:style-name="P1"><text:span text:style-name="T3">SBR_</text:span></text:p>
          <text:p text:style-name="P1"><text:span text:style-name="T3">BlockWa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2cm" svg:height="2cm" svg:x="6.8cm" svg:y="7cm">
          <draw:text-box>
            <text:p><text:span text:style-name="T4">SBR Block Wait</text:span></text:p>
            <text:p><text:span text:style-name="T4">Wait for Block Start Token from SD Card</text:span></text:p>
          </draw:text-box>
        </draw:frame>
        <draw:custom-shape draw:style-name="gr2" draw:text-style-name="P2" xml:id="id6" draw:id="id6" draw:layer="layout" svg:width="2cm" svg:height="2cm" svg:x="5cm" svg:y="11cm">
          <text:p text:style-name="P1"><text:span text:style-name="T1">SD_DMA_</text:span></text:p>
          <text:p text:style-name="P1"><text:span text:style-name="T1">SBR_</text:span></text:p>
          <text:p text:style-name="P1"><text:span text:style-name="T1">BlockRece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.2cm" svg:height="2cm" svg:x="6.8cm" svg:y="11cm">
          <draw:text-box>
            <text:p><text:span text:style-name="T2">SBR Block Receive</text:span></text:p>
            <text:p><text:span text:style-name="T2">Receive entire block from SD Card using DMA</text:span></text:p>
          </draw:text-box>
        </draw:frame>
        <draw:connector draw:style-name="gr5" draw:text-style-name="P2" draw:layer="layout" svg:x1="6cm" svg:y1="9cm" svg:x2="6cm" svg:y2="11cm" svg:d="m6000 9000v2000">
          <text:p/>
        </draw:connector>
        <draw:frame draw:style-name="gr3" draw:text-style-name="P5" xml:id="id3" draw:id="id3" draw:layer="layout" svg:width="6cm" svg:height="2cm" svg:x="6cm" svg:y="9cm">
          <draw:text-box>
            <text:p><text:span text:style-name="T4">RX Complete DMA Interrupt</text:span></text:p>
            <text:p><text:span text:style-name="T4">Received Data is Data Token</text:span></text:p>
          </draw:text-box>
        </draw:frame>
        <draw:connector draw:style-name="gr6" draw:text-style-name="P2" draw:layer="layout" svg:x1="6cm" svg:y1="13cm" svg:x2="6cm" svg:y2="15cm" svg:d="m6000 13000v2000">
          <text:p/>
        </draw:connector>
        <draw:frame draw:style-name="gr3" draw:text-style-name="P3" draw:layer="layout" svg:width="6cm" svg:height="2cm" svg:x="6cm" svg:y="13cm">
          <draw:text-box>
            <text:p><text:span text:style-name="T2">TX Complete DMA Interrupt</text:span></text:p>
            <text:p><text:span text:style-name="T2">Entire block (with CRC) has been transferred</text:span></text:p>
          </draw:text-box>
        </draw:frame>
        <draw:custom-shape draw:style-name="gr2" draw:text-style-name="P2" xml:id="id1" draw:id="id1" draw:layer="layout" svg:width="2cm" svg:height="2cm" svg:x="5cm" svg:y="15cm">
          <text:p text:style-name="P1"><text:span text:style-name="T1">SD_DMA_</text:span></text:p>
          <text:p text:style-name="P1"><text:span text:style-name="T1">Command</text:span></text:p>
          <text:p text:style-name="P1"><text:span text:style-name="T1">Termin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.2cm" svg:height="2cm" svg:x="6.8cm" svg:y="15cm">
          <draw:text-box>
            <text:p><text:span text:style-name="T2">Command Terminate</text:span></text:p>
            <text:p><text:span text:style-name="T2">Send termination dummy bytes to the SD card</text:span></text:p>
          </draw:text-box>
        </draw:frame>
        <draw:custom-shape draw:style-name="gr7" draw:text-style-name="P4" xml:id="id2" draw:id="id2" draw:layer="layout" svg:width="2cm" svg:height="2cm" svg:x="5cm" svg:y="19cm">
          <text:p text:style-name="P1"><text:span text:style-name="T3">SD_`DMA_</text:span></text:p>
          <text:p text:style-name="P1"><text:span text:style-name="T3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6cm" svg:y1="17cm" svg:x2="6cm" svg:y2="19cm" draw:start-shape="id1" draw:end-shape="id2" draw:end-glue-point="4" svg:d="m6000 17000v2000">
          <text:p/>
        </draw:connector>
        <draw:connector draw:style-name="gr5" draw:text-style-name="P1" draw:layer="layout" draw:line-skew="-0.499cm" svg:x1="6cm" svg:y1="10cm" svg:x2="5cm" svg:y2="8cm" draw:start-shape="id3" draw:start-glue-point="3" draw:end-shape="id4" draw:end-glue-point="6" svg:d="m6000 10000h-2000v-2000h1000">
          <text:p/>
        </draw:connector>
        <draw:frame draw:style-name="gr8" draw:text-style-name="P5" draw:layer="layout" svg:width="3cm" svg:height="2cm" svg:x="1cm" svg:y="8cm">
          <draw:text-box>
            <text:p><text:span text:style-name="T4">RX Complete</text:span></text:p>
            <text:p><text:span text:style-name="T4">DMA Interrupt</text:span></text:p>
            <text:p><text:span text:style-name="T4">Received byte is</text:span></text:p>
            <text:p><text:span text:style-name="T4">Idle bus</text:span></text:p>
          </draw:text-box>
        </draw:frame>
        <draw:frame draw:style-name="gr3" draw:text-style-name="P3" draw:layer="layout" svg:width="6cm" svg:height="2cm" svg:x="6cm" svg:y="17cm">
          <draw:text-box>
            <text:p><text:span text:style-name="T2">TX Complete DMA Interrupt</text:span></text:p>
            <text:p><text:span text:style-name="T2">2 termination bytes have been transferred.</text:span></text:p>
          </draw:text-box>
        </draw:frame>
        <draw:connector draw:style-name="gr6" draw:text-style-name="P2" draw:layer="layout" svg:x1="6cm" svg:y1="5cm" svg:x2="6cm" svg:y2="11cm" draw:start-shape="id5" draw:start-glue-point="8" draw:end-shape="id6" svg:d="m6000 5000v6000">
          <text:p/>
        </draw:connector>
        <draw:frame draw:style-name="gr1" draw:text-style-name="P6" draw:layer="layout" svg:width="4cm" svg:height="2cm" svg:x="1cm" svg:y="3cm">
          <draw:text-box>
            <text:p text:style-name="P6"><text:span text:style-name="T5">As of software revision 0.2, this document is outdated, although the overall structure remains somewhat simil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25T23:12:16.63</meta:creation-date>
    <dc:date>2011-07-26T20:10:26.54</dc:date>
    <meta:editing-duration>PT8H31M10S</meta:editing-duration>
    <meta:editing-cycles>44</meta:editing-cycles>
    <meta:generator>OpenOffice.org/3.3$Win32 OpenOffice.org_project/330m20$Build-9567</meta:generator>
    <meta:document-statistic meta:object-count="21"/>
  </office:meta>
</office:document-meta>
</file>